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Fri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jared1.test_for_jare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setAcount( String a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Crow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Crowds( Set &lt; Crowd &gt; crow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Friends( Set &lt; User &gt; frie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